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text-underline-style="solid" style:text-underline-width="auto" style:text-underline-color="font-color" fo:font-weight="bold" style:font-weight-asian="bold" style:font-weight-complex="bold"/>
    </style:style>
    <style:style style:name="P2" style:family="paragraph" style:parent-style-name="Preformatted_20_Text">
      <style:text-properties style:text-underline-style="solid" style:text-underline-width="auto" style:text-underline-color="font-color" fo:font-weight="bold" officeooo:rsid="0004a0a5" officeooo:paragraph-rsid="0004a0a5" style:font-weight-asian="bold" style:font-weight-complex="bold"/>
    </style:style>
    <style:style style:name="P3" style:family="paragraph" style:parent-style-name="Preformatted_20_Text" style:list-style-name="L1">
      <style:text-properties officeooo:rsid="0004a0a5" officeooo:paragraph-rsid="0004a0a5"/>
    </style:style>
    <style:style style:name="P4" style:family="paragraph" style:parent-style-name="Preformatted_20_Text" style:list-style-name="L1"/>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tyle="italic" style:text-underline-style="none" fo:font-weight="bold" style:font-style-asian="italic" style:font-weight-asian="bold" style:font-style-complex="italic"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QUICK DESCRIPTION OF THE PROJECT</text:p>
      <text:p text:style-name="Preformatted_20_Text">This project is a simulation of product listings (selling) platform as per requirement. Users could search based on the product name or the description of a product, as long as the what the user typed is contained in the either the product's name or description, the respective products will be listed. Also users can filter products based on categories by checking checkboxes provided after each category label, and also add price constraints based on their budgets by simply dragging the minimum and maximum range sliders.</text:p>
      <text:p text:style-name="Preformatted_20_Text"/>
      <text:p text:style-name="P1">HOW TO START THE APPLICATION</text:p>
      <text:list text:style-name="L1">
        <text:list-item>
          <text:p text:style-name="P4">The application can be started by simply running the commmand '<text:span text:style-name="T5">npm run dev</text:span>' on the terminal.</text:p>
        </text:list-item>
        <text:list-item>
          <text:p text:style-name="P3">Then hit ‘o’ key and the ‘Enter’ ke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25T14:38:48.165521747</dc:date>
    <meta:editing-duration>PT5M</meta:editing-duration>
    <meta:editing-cycles>1</meta:editing-cycles>
    <meta:document-statistic meta:table-count="0" meta:image-count="0" meta:object-count="0" meta:page-count="1" meta:paragraph-count="5" meta:word-count="122" meta:character-count="717" meta:non-whitespace-character-count="602"/>
    <meta:generator>LibreOffice/24.2.7.2$Linux_X86_64 LibreOffice_project/420$Build-2</meta:generator>
  </office:meta>
</office:document-meta>
</file>